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d08" officeooo:paragraph-rsid="00107d08"/>
    </style:style>
    <style:style style:name="P2" style:family="paragraph" style:parent-style-name="Standard">
      <style:text-properties officeooo:rsid="00107d08" officeooo:paragraph-rsid="001358e2"/>
    </style:style>
    <style:style style:name="P3" style:family="paragraph" style:parent-style-name="Standard">
      <style:text-properties officeooo:rsid="001358e2" officeooo:paragraph-rsid="001358e2"/>
    </style:style>
    <style:style style:name="P4" style:family="paragraph" style:parent-style-name="Standard">
      <style:text-properties officeooo:rsid="001358e2" officeooo:paragraph-rsid="00149046"/>
    </style:style>
    <style:style style:name="P5" style:family="paragraph" style:parent-style-name="Standard">
      <style:text-properties officeooo:rsid="001358e2" officeooo:paragraph-rsid="0015a618"/>
    </style:style>
    <style:style style:name="P6" style:family="paragraph" style:parent-style-name="Standard">
      <style:text-properties officeooo:rsid="0015a618" officeooo:paragraph-rsid="0015a618"/>
    </style:style>
    <style:style style:name="P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797f5" officeooo:paragraph-rsid="001797f5"/>
    </style:style>
    <style:style style:name="P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9ea52" officeooo:paragraph-rsid="0019ea52"/>
    </style:style>
    <style:style style:name="P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aa72a" officeooo:paragraph-rsid="001aa72a"/>
    </style:style>
    <style:style style:name="P1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c47f6" officeooo:paragraph-rsid="001c47f6"/>
    </style:style>
    <style:style style:name="P1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1ea6b6"/>
    </style:style>
    <style:style style:name="P1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00ec2"/>
    </style:style>
    <style:style style:name="P1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19650"/>
    </style:style>
    <style:style style:name="P1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1ea6b6" officeooo:paragraph-rsid="0022950c"/>
    </style:style>
    <style:style style:name="P1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paragraph-rsid="0034c3d9"/>
    </style:style>
    <style:style style:name="P1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00ec2" officeooo:paragraph-rsid="00219650"/>
    </style:style>
    <style:style style:name="P1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286c2" officeooo:paragraph-rsid="002286c2"/>
    </style:style>
    <style:style style:name="P1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474b5" officeooo:paragraph-rsid="002474b5"/>
    </style:style>
    <style:style style:name="P1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2b6267"/>
    </style:style>
    <style:style style:name="P2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2c6d7b"/>
    </style:style>
    <style:style style:name="P2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305514"/>
    </style:style>
    <style:style style:name="P2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580a4" officeooo:paragraph-rsid="00330086"/>
    </style:style>
    <style:style style:name="P2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6f6f1" officeooo:paragraph-rsid="0026f6f1"/>
    </style:style>
    <style:style style:name="P2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6f6f1" officeooo:paragraph-rsid="0027b50c"/>
    </style:style>
    <style:style style:name="P2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7b50c" officeooo:paragraph-rsid="0027b50c"/>
    </style:style>
    <style:style style:name="P2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7b50c" officeooo:paragraph-rsid="002a6e06"/>
    </style:style>
    <style:style style:name="P2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97e91" officeooo:paragraph-rsid="00297e91"/>
    </style:style>
    <style:style style:name="P2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97e91" officeooo:paragraph-rsid="002a6e06"/>
    </style:style>
    <style:style style:name="P2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a6e06" officeooo:paragraph-rsid="002a6e06"/>
    </style:style>
    <style:style style:name="P3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b3fa1" officeooo:paragraph-rsid="002b6267"/>
    </style:style>
    <style:style style:name="P3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d9e58" officeooo:paragraph-rsid="002f4fbf"/>
    </style:style>
    <style:style style:name="P3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2f4fbf"/>
    </style:style>
    <style:style style:name="P3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2a6e06"/>
    </style:style>
    <style:style style:name="P3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05514" officeooo:paragraph-rsid="00305514"/>
    </style:style>
    <style:style style:name="P3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05514" officeooo:paragraph-rsid="00330086"/>
    </style:style>
    <style:style style:name="P36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4c3d9" officeooo:paragraph-rsid="0034c3d9"/>
    </style:style>
    <style:style style:name="P37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2580a4" officeooo:paragraph-rsid="002b0d40"/>
    </style:style>
    <style:style style:name="P38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59260" officeooo:paragraph-rsid="00359260"/>
    </style:style>
    <style:style style:name="P39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37d3aa"/>
    </style:style>
    <style:style style:name="P4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00ec2" officeooo:paragraph-rsid="00200ec2"/>
    </style:style>
    <style:style style:name="P4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19650" officeooo:paragraph-rsid="00219650"/>
    </style:style>
    <style:style style:name="P4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19650" officeooo:paragraph-rsid="002286c2"/>
    </style:style>
    <style:style style:name="P4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05514" officeooo:paragraph-rsid="00330086"/>
    </style:style>
    <style:style style:name="P4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305514" officeooo:paragraph-rsid="002580a4"/>
    </style:style>
    <style:style style:name="P4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b0d40" officeooo:paragraph-rsid="002c6d7b"/>
    </style:style>
    <style:style style:name="P46" style:family="paragraph" style:parent-style-name="Standard">
      <style:paragraph-properties>
        <style:tab-stops>
          <style:tab-stop style:position="7.408cm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b050e" officeooo:paragraph-rsid="003b050e" style:text-blinking="false" fo:background-color="transparent"/>
    </style:style>
    <style:style style:name="P4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b3fa1" officeooo:paragraph-rsid="002c6d7b"/>
    </style:style>
    <style:style style:name="P4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2f4fbf"/>
    </style:style>
    <style:style style:name="P4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f4fbf" officeooo:paragraph-rsid="0044b048"/>
    </style:style>
    <style:style style:name="P50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359260"/>
    </style:style>
    <style:style style:name="P51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36de90" officeooo:paragraph-rsid="00461722"/>
    </style:style>
    <style:style style:name="P52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42b2a7" officeooo:paragraph-rsid="0042b2a7"/>
    </style:style>
    <style:style style:name="P53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04c4c6" officeooo:paragraph-rsid="0042b2a7"/>
    </style:style>
    <style:style style:name="P54" style:family="paragraph" style:parent-style-name="Standard">
      <style:paragraph-properties>
        <style:tab-stops>
          <style:tab-stop style:position="7.408cm"/>
        </style:tab-stops>
      </style:paragraph-properties>
      <style:text-properties style:font-name="Liberation Serif" officeooo:rsid="0004c4c6" officeooo:paragraph-rsid="0044b048"/>
    </style:style>
    <style:style style:name="P5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4c4c6" officeooo:paragraph-rsid="0042b2a7"/>
    </style:style>
    <style:style style:name="P56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4c4c6" officeooo:paragraph-rsid="0044b048"/>
    </style:style>
    <style:style style:name="P57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8dfb5" officeooo:paragraph-rsid="0042b2a7"/>
    </style:style>
    <style:style style:name="P58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8dfb5" officeooo:paragraph-rsid="0044b048"/>
    </style:style>
    <style:style style:name="P59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0ed87" officeooo:paragraph-rsid="0042b2a7"/>
    </style:style>
    <style:style style:name="P60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0ed87" officeooo:paragraph-rsid="0044b048"/>
    </style:style>
    <style:style style:name="P61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6f6f1" officeooo:paragraph-rsid="0044b048"/>
    </style:style>
    <style:style style:name="P62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27b50c" officeooo:paragraph-rsid="0044b048"/>
    </style:style>
    <style:style style:name="P63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55bf3" officeooo:paragraph-rsid="0044b048"/>
    </style:style>
    <style:style style:name="P64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9828c" officeooo:paragraph-rsid="0044b048"/>
    </style:style>
    <style:style style:name="P65" style:family="paragraph" style:parent-style-name="Standard">
      <style:paragraph-properties>
        <style:tab-stops>
          <style:tab-stop style:position="7.408cm"/>
        </style:tab-stops>
      </style:paragraph-properties>
      <style:text-properties officeooo:rsid="0002865c" officeooo:paragraph-rsid="0044b048"/>
    </style:style>
    <style:style style:name="T1" style:family="text">
      <style:text-properties officeooo:rsid="0011844d"/>
    </style:style>
    <style:style style:name="T2" style:family="text">
      <style:text-properties officeooo:rsid="001358e2"/>
    </style:style>
    <style:style style:name="T3" style:family="text">
      <style:text-properties officeooo:rsid="00149046"/>
    </style:style>
    <style:style style:name="T4" style:family="text">
      <style:text-properties officeooo:rsid="0015a618"/>
    </style:style>
    <style:style style:name="T5" style:family="text">
      <style:text-properties officeooo:rsid="00172a7d"/>
    </style:style>
    <style:style style:name="T6" style:family="text">
      <style:text-properties officeooo:rsid="001882a6"/>
    </style:style>
    <style:style style:name="T7" style:family="text">
      <style:text-properties officeooo:rsid="0019ea52"/>
    </style:style>
    <style:style style:name="T8" style:family="text">
      <style:text-properties officeooo:rsid="00200ec2"/>
    </style:style>
    <style:style style:name="T9" style:family="text">
      <style:text-properties officeooo:rsid="00219650"/>
    </style:style>
    <style:style style:name="T10" style:family="text">
      <style:text-properties officeooo:rsid="0027b50c"/>
    </style:style>
    <style:style style:name="T11" style:family="text">
      <style:text-properties officeooo:rsid="002a6e06"/>
    </style:style>
    <style:style style:name="T12" style:family="text">
      <style:text-properties officeooo:rsid="002b0d40"/>
    </style:style>
    <style:style style:name="T13" style:family="text">
      <style:text-properties officeooo:rsid="002b3fa1"/>
    </style:style>
    <style:style style:name="T14" style:family="text">
      <style:text-properties officeooo:rsid="002f4fbf"/>
    </style:style>
    <style:style style:name="T15" style:family="text">
      <style:text-properties officeooo:rsid="00305514"/>
    </style:style>
    <style:style style:name="T16" style:family="text">
      <style:text-properties officeooo:rsid="00322428"/>
    </style:style>
    <style:style style:name="T17" style:family="text">
      <style:text-properties officeooo:rsid="0034c3d9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56ca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6654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8b5a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9a39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b050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461722" style:text-blinking="false" fo:background-color="transparent" loext:char-shading-value="0"/>
    </style:style>
    <style:style style:name="T26" style:family="text">
      <style:text-properties officeooo:rsid="0009828c"/>
    </style:style>
    <style:style style:name="T27" style:family="text">
      <style:text-properties officeooo:rsid="0008df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database e_commerce</text:p>
      <text:p text:style-name="P1"/>
      <text:p text:style-name="P1">2. create table users(id int primary key auto_increment not null, name varchar(20) not null, role varchar(10) not null, email varchar(50) unique not null, password varchar(15) not null, contact varchar(10) not null, address varchar(50) not null, created_date date not null, updated_date date not null);</text:p>
      <text:p text:style-name="P1"/>
      <text:p text:style-name="P2">3. create <text:span text:style-name="T1">table </text:span>products(id int primary key auto_increment not null, product_name varchar(20) not null,created_date date not null, updated_date date not null);</text:p>
      <text:p text:style-name="P1"/>
      <text:p text:style-name="P4">4. create table variants(id <text:span text:style-name="T3">int primary key auto_increment not null, product_id int foreign key references products(id), color_name varchar(10) not null, stock int not null,price decimal(6,2) not null,created_date date not null, updated_date date not null</text:span>);</text:p>
      <text:p text:style-name="P4"/>
      <text:p text:style-name="P6">5. <text:span text:style-name="T2">create table </text:span>orders<text:span text:style-name="T2">(</text:span>id int primary key not null auto_increment, user_id int references users(id),order_date date not null, order_status varchar(20) not null, final_cost decimal(6,2) not null , shipping_date date not null <text:span text:style-name="T2">, created_date date not null, updated_date date not null);</text:span> </text:p>
      <text:p text:style-name="P3"/>
      <text:p text:style-name="P5"><text:span text:style-name="T4">6</text:span>. create table <text:span text:style-name="T4">carts</text:span>(<text:span text:style-name="T4">user_id int references users(id), variant_id int references variants(id),product_id int references products(id),product_quantity int not null, order_id int references orders(id),created_date date not null, updated_date date not null</text:span>); </text:p>
      <text:p text:style-name="P3"/>
      <text:p text:style-name="P5">7. create table <text:span text:style-name="T5">payments</text:span>(<text:span text:style-name="T5">id int primary key not null auto_increment, order_id int references orders(id), payment_type varchar(20) not null,discount_coupon decimal(3,2) not null, payment_date date not null, payment_status varchar(20) not null,created_date date not null, updated_date date not null</text:span>);</text:p>
      <text:p text:style-name="P3"/>
      <text:p text:style-name="P5">8. create table <text:span text:style-name="T5">order_history</text:span>(<text:span text:style-name="T5">user_id int references users(id),variant_id int references variant(id),product_id int references product(id),order_id int referenes order(id),created_date date not null, updated_date date not null</text:span>);</text:p>
      <text:p text:style-name="P5"/>
      <text:p text:style-name="P7">9. <text:span text:style-name="T6">insert into users(name,role,email,password,contact,address,created_date,updated_date) values('kp','buyer','</text:span><text:a xlink:type="simple" xlink:href="mailto:kp@weboniselab.com"><text:span text:style-name="T6">kp@weboniselab.com</text:span></text:a><text:span text:style-name="T6">','12345678','1234567890','abc',curDate(),curDate());</text:span></text:p>
      <text:p text:style-name="P7"/>
      <text:p text:style-name="P8">10. insert into products(product_name,<text:span text:style-name="T6">created_date,updated_date</text:span>) values('chudi',curDate(),curDate());</text:p>
      <text:p text:style-name="P8"/>
      <text:p text:style-name="P9">11. insert into variants(product_id,color_name,stock,price,<text:span text:style-name="T6">created_date,updated_date</text:span>) values(1,'red',10,200<text:span text:style-name="T7">,curDate(),curDate()</text:span>);</text:p>
      <text:p text:style-name="P10"/>
      <text:p text:style-name="P10">12. insert into orders(user_id,order_date,order_status,final_cost,shipping_date,created_date,updated_date) values(1,curDate(),'placed',0,DATE_ADD(curDate(), interval 3 day),curDate(),curDate()); 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3. create procedure check_product_availability(in variant_id int,in quantity int, out status int)</text:p>
      <text:p text:style-name="P11"><text:s text:c="6"/>begin</text:p>
      <text:p text:style-name="P11"><text:s text:c="10"/>declare stock_<text:span text:style-name="T9">avail</text:span> int;</text:p>
      <text:p text:style-name="P11"/>
      <text:p text:style-name="P13"><text:s text:c="10"/>select stock into stock_<text:span text:style-name="T9">avail</text:span> from variants where id=variant_id;</text:p>
      <text:p text:style-name="P11"/>
      <text:p text:style-name="P13"><text:s text:c="9"/>if stock_<text:span text:style-name="T9">avail</text:span>&gt;=quantity then</text:p>
      <text:p text:style-name="P11"><text:s text:c="14"/>set status=1;</text:p>
      <text:p text:style-name="P11"><text:s text:c="13"/></text:p>
      <text:p text:style-name="P11">else</text:p>
      <text:p text:style-name="P11"><text:s text:c="10"/>set status=0;</text:p>
      <text:p text:style-name="P11">end if;</text:p>
      <text:p text:style-name="P11">end//</text:p>
      <text:p text:style-name="P11"/>
      <text:p text:style-name="P18">14. </text:p>
      <text:p text:style-name="P16">create procedure <text:span text:style-name="T9">add_to_cart</text:span>(<text:span text:style-name="T9">in variant_id int,in quantity int</text:span>)</text:p>
      <text:p text:style-name="P40">begin </text:p>
      <text:p text:style-name="P40">declare status int; </text:p>
      <text:p text:style-name="P13"><text:span text:style-name="T8">call </text:span>check_product_availability<text:span text:style-name="T8">(variant_id,quantity,status); </text:span></text:p>
      <text:p text:style-name="P41">if status =1 then</text:p>
      <text:p text:style-name="P14"><text:s text:c="2"/><text:span text:style-name="T8">update variants set stock=stock-quantity where id=variant_id;</text:span></text:p>
      <text:p text:style-name="P42"><text:s text:c="2"/>insert into carts values(variant_id,quantity,curDate(),curDate());</text:p>
      <text:p text:style-name="P17">end if;</text:p>
      <text:p text:style-name="P12"><text:span text:style-name="T8">end// </text:span><text:s text:c="4"/></text:p>
      <text:p text:style-name="P11"/>
      <text:p text:style-name="P18">15. total of all products in cart</text:p>
      <text:p text:style-name="P18">select sum(price*product_quantity) from variants, carts where id=variant_id;</text:p>
      <text:p text:style-name="P18"/>
      <text:p text:style-name="P22">16.</text:p>
      <text:p text:style-name="P35">delimiter // ;</text:p>
      <text:p text:style-name="P45">create procedure make_payment(in orderid int)</text:p>
      <text:p text:style-name="P19"><text:s text:c="6"/><text:span text:style-name="T12">begin</text:span></text:p>
      <text:p text:style-name="P19"><text:s text:c="9"/><text:span text:style-name="T12">declare checkoutcost int;</text:span></text:p>
      <text:p text:style-name="P19"><text:s text:c="9"/><text:span text:style-name="T15">declare discount_coupon int;</text:span></text:p>
      <text:p text:style-name="P19"><text:s text:c="9"/><text:span text:style-name="T13">start transaction;</text:span></text:p>
      <text:p text:style-name="P21"><text:s text:c="9"/><text:span text:style-name="T16">set</text:span> <text:span text:style-name="T15">discount_coupon=50.00;</text:span><text:tab/></text:p>
      <text:p text:style-name="P19"><text:s text:c="9"/><text:span text:style-name="T12">set checkoutcost= (select <text:s/>final_cost from orders where id=orderid);</text:span></text:p>
      <text:p text:style-name="P21"><text:s text:c="9"/><text:span text:style-name="T12">insert into payments(order_id, payment_type, discount_coupon, payment_date, payment_status,created_date,updated_date,checkout_cost) values(orderid,'credit card',discount_coupon,curDate(),'done',curDate(),curDate(),checkoutcost-50.00);</text:span></text:p>
      <text:p text:style-name="P19"/>
      <text:p text:style-name="P30">update orders set order_status='dispatched' where id=orderid;</text:p>
      <text:p text:style-name="P30"><text:s text:c="6"/>commit;</text:p>
      <text:p text:style-name="P19"><text:s text:c="6"/><text:span text:style-name="T12">end//</text:span></text:p>
      <text:p text:style-name="P35">delimiter ; //</text:p>
      <text:p text:style-name="P35"/>
      <text:p text:style-name="P15"><text:span text:style-name="T17">17. </text:span><text:bookmark text:name="docs-internal-guid-6e691fd5-bab7-0ffb-57fc-e8268f3e092f"/><text:span text:style-name="T18">Create a db view with order details of products sold.</text:span></text:p>
      <text:p text:style-name="P36"/>
      <text:p text:style-name="P36"><text:span text:style-name="T19">Create view order_details as select orders.id as </text:span><text:span text:style-name="T20">'</text:span><text:span text:style-name="T19">Order Id</text:span><text:span text:style-name="T20">'</text:span><text:span text:style-name="T19">,final_cost as </text:span><text:span text:style-name="T20">'</text:span><text:span text:style-name="T19">Order Total</text:span><text:span text:style-name="T20">'</text:span><text:span text:style-name="T19">,order_date as </text:span><text:span text:style-name="T20">'</text:span><text:span text:style-name="T19">Date</text:span><text:span text:style-name="T20">'</text:span><text:span text:style-name="T19">,discount_coupon as </text:span><text:span text:style-name="T20">'</text:span><text:span text:style-name="T19">Discount</text:span><text:span text:style-name="T20">'</text:span><text:span text:style-name="T19">,payment_type as </text:span><text:span text:style-name="T20">'</text:span><text:span text:style-name="T19">Payment method</text:span><text:span text:style-name="T20">'</text:span><text:span text:style-name="T19">,payment_status as </text:span><text:span text:style-name="T20">'</text:span><text:span text:style-name="T19">Payment status</text:span><text:span text:style-name="T20">'</text:span><text:span text:style-name="T19"> from orders,payments where orders.id=order_id;</text:span></text:p>
      <text:p text:style-name="P36"/>
      <text:p text:style-name="P38"><text:soft-page-break/><text:span text:style-name="T19">18. </text:span><text:span text:style-name="T21">monthly report</text:span></text:p>
      <text:p text:style-name="P39"/>
      <text:p text:style-name="P46">create view monthly_report as </text:p>
      <text:p text:style-name="P51"><text:span text:style-name="T21">s</text:span><text:span text:style-name="T19">elect orders.id </text:span><text:span text:style-name="T24">as 'Order id'</text:span><text:span text:style-name="T19">,order_date </text:span><text:span text:style-name="T24">as 'Order date'</text:span><text:span text:style-name="T19">,product_name </text:span><text:span text:style-name="T24">as 'Product name'</text:span><text:span text:style-name="T19">,</text:span><text:span text:style-name="T22">order_history.</text:span><text:span text:style-name="T23">product_quantity </text:span><text:span text:style-name="T24">as 'Quantity'</text:span><text:span text:style-name="T19">,variants.price </text:span><text:span text:style-name="T24">as 'Per unit price'</text:span><text:span text:style-name="T19">,payments.checkout_cost </text:span><text:span text:style-name="T24">as 'Final order cost'</text:span><text:span text:style-name="T19">,name </text:span><text:span text:style-name="T24">as 'User name'</text:span><text:span text:style-name="T19">,email </text:span><text:span text:style-name="T24">as 'Email'</text:span><text:span text:style-name="T19"> <text:s/>from orders,order_history,variants,products,users,payments where orders.id=order_history.order_id and order_history.variant_id=variants.id and users.id=orders.user_id and orders.id=payments.order_id </text:span><text:span text:style-name="T22">and variants.product_id=products.id </text:span><text:span text:style-name="T25">and order_date between DATE_FORMAT(CURDATE(),'%Y-%m-01') and curDate()</text:span><text:span text:style-name="T19">;</text:span></text:p>
      <text:p text:style-name="P50"/>
      <text:p text:style-name="P52">19.</text:p>
      <text:p text:style-name="P55">delimiter //</text:p>
      <text:p text:style-name="P57">create procedure move_to_order_history(<text:span text:style-name="T26">in orderid int</text:span>)</text:p>
      <text:p text:style-name="P57">begin</text:p>
      <text:p text:style-name="P59">declare variantid int;</text:p>
      <text:p text:style-name="P59">declare productquantity int;</text:p>
      <text:p text:style-name="P59">declare createddate date;</text:p>
      <text:p text:style-name="P59">declare updateddate date;</text:p>
      <text:p text:style-name="P59">declare done int default false;</text:p>
      <text:p text:style-name="P59"/>
      <text:p text:style-name="P59">declare cart_cur cursor for select variant_id, product_quantity, created_date, updated_date from carts;</text:p>
      <text:p text:style-name="P59"/>
      <text:p text:style-name="P59">declare continue handler for not found set done=true;</text:p>
      <text:p text:style-name="P59">open cart_cur;</text:p>
      <text:p text:style-name="P59">read_loop: loop</text:p>
      <text:p text:style-name="P59"><text:s text:c="5"/>fetch cart_cur into <text:s/>variantid, productquantity, createddate, updateddate;</text:p>
      <text:p text:style-name="P59"><text:s text:c="5"/>if done then</text:p>
      <text:p text:style-name="P59"><text:s text:c="9"/>leave read_loop;</text:p>
      <text:p text:style-name="P59"><text:s text:c="4"/>end if;</text:p>
      <text:p text:style-name="P59"><text:s text:c="4"/>insert into order_history values(variantid,productquantity,orderid,createddate, updateddate);</text:p>
      <text:p text:style-name="P59">end loop;</text:p>
      <text:p text:style-name="P59">close cart_cur;</text:p>
      <text:p text:style-name="P57">end//</text:p>
      <text:p text:style-name="P53">delimiter ;</text:p>
      <text:p text:style-name="P53"/>
      <text:p text:style-name="P52">20.</text:p>
      <text:p text:style-name="P56">delimiter //</text:p>
      <text:p text:style-name="P61">create procedure place_order(in user_id int)</text:p>
      <text:p text:style-name="P61">begin</text:p>
      <text:p text:style-name="P62">declare total int; </text:p>
      <text:p text:style-name="P60">declare orderid int;</text:p>
      <text:p text:style-name="P60"/>
      <text:p text:style-name="P63">select total;</text:p>
      <text:p text:style-name="P62">set total= (select sum(price*product_quantity) from variants, carts where id=variant_id); </text:p>
      <text:p text:style-name="P63">select total;</text:p>
      <text:p text:style-name="P63"/>
      <text:p text:style-name="P61">insert into orders(user_id,order_date,order_status,final_cost,shipping_date,created_date,updated_date) values(user_id,curDate(),<text:span text:style-name="T14">'</text:span>placed<text:span text:style-name="T14">'</text:span>,total,<text:span text:style-name="T10">ADDDATE(curDate(), interval 3 day),</text:span>curDate(),curDate());</text:p>
      <text:p text:style-name="P49"/>
      <text:p text:style-name="P58"><text:soft-page-break/>select orderid;</text:p>
      <text:p text:style-name="P60">select id into orderid from orders order by id desc limit 1;</text:p>
      <text:p text:style-name="P58">select orderid;</text:p>
      <text:p text:style-name="P58"/>
      <text:p text:style-name="P64">call <text:s/><text:span text:style-name="T27">move_to_order_history(orderid);</text:span></text:p>
      <text:p text:style-name="P65">truncate table carts;</text:p>
      <text:p text:style-name="P49">end//</text:p>
      <text:p text:style-name="P54">delimiter ;</text:p>
      <text:p text:style-name="P37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22:43.251075066</meta:creation-date>
    <dc:date>2017-11-15T10:46:02.125561602</dc:date>
    <meta:editing-duration>PT10H38M37S</meta:editing-duration>
    <meta:editing-cycles>40</meta:editing-cycles>
    <meta:generator>LibreOffice/4.2.8.2$Linux_X86_64 LibreOffice_project/420m0$Build-2</meta:generator>
    <meta:document-statistic meta:table-count="0" meta:image-count="0" meta:object-count="0" meta:page-count="4" meta:paragraph-count="93" meta:word-count="600" meta:character-count="5964" meta:non-whitespace-character-count="5261"/>
  </office:meta>
</office:document-meta>
</file>